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66" draw:fill-gradient-name="Gradient_20_7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-color="#000000"/>
    </style:style>
    <style:style style:name="gr3" style:family="graphic" style:parent-style-name="standard">
      <style:graphic-properties draw:stroke="solid" svg:stroke-width="0.035cm" svg:stroke-color="#ffffcc" draw:marker-end="msArrowEnd_20_1" draw:marker-end-width="0.1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pr1" style:family="presentation" style:parent-style-name="Title1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000000"/>
    </style:style>
    <style:style style:name="pr2" style:family="presentation" style:parent-style-name="Title1-subtitle">
      <style:graphic-properties draw:stroke="none" draw:fill="none" draw:fill-color="#00cc99" draw:textarea-horizontal-align="lef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00000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956cm" fo:min-width="0cm" fo:padding-top="0.128cm" fo:padding-bottom="0.128cm" fo:padding-left="0.256cm" fo:padding-right="0.256cm" fo:wrap-option="wrap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1.232cm" fo:min-width="0cm" fo:padding-top="0.128cm" fo:padding-bottom="0.128cm" fo:padding-left="0.256cm" fo:padding-right="0.256cm" fo:wrap-option="wrap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955cm" fo:min-width="0cm" fo:padding-top="0.128cm" fo:padding-bottom="0.128cm" fo:padding-left="0.256cm" fo:padding-right="0.256cm" fo:wrap-option="wrap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3.3cm" fo:min-width="0cm" fo:padding-top="0.128cm" fo:padding-bottom="0.128cm" fo:padding-left="0.256cm" fo:padding-right="0.256cm" fo:wrap-option="wrap" draw:shadow-color="#808080"/>
    </style:style>
    <style:style style:name="pr9" style:family="presentation" style:parent-style-name="Default-title">
      <style:graphic-properties draw:stroke="none" draw:fill="none" draw:fill-color="#00cc99" draw:textarea-horizontal-align="justify" draw:textarea-vertical-align="middle" fo:min-height="3.212cm" draw:shadow-color="#808080"/>
    </style:style>
    <style:style style:name="pr10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0.548cm" fo:min-width="0cm" fo:padding-top="0.128cm" fo:padding-bottom="0.128cm" fo:padding-left="0.256cm" fo:padding-right="0.256cm" fo:wrap-option="wrap" draw:shadow-color="#808080"/>
    </style:style>
    <style:style style:name="pr11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4.57cm" fo:min-width="0cm" fo:padding-top="0.128cm" fo:padding-bottom="0.128cm" fo:padding-left="0.256cm" fo:padding-right="0.256cm" fo:wrap-option="wrap" draw:shadow-color="#808080"/>
    </style:style>
    <style:style style:name="co1" style:family="table-column">
      <style:table-column-properties style:column-width="1.455cm" style:use-optimal-column-width="false"/>
    </style:style>
    <style:style style:name="co2" style:family="table-column">
      <style:table-column-properties style:column-width="3.462cm" style:use-optimal-column-width="false"/>
    </style:style>
    <style:style style:name="co3" style:family="table-column">
      <style:table-column-properties style:column-width="1.561cm" style:use-optimal-column-width="false"/>
    </style:style>
    <style:style style:name="co4" style:family="table-column">
      <style:table-column-properties style:column-width="3.699cm" style:use-optimal-column-width="false"/>
    </style:style>
    <style:style style:name="co5" style:family="table-column">
      <style:table-column-properties style:column-width="1.647cm" style:use-optimal-column-width="false"/>
    </style:style>
    <style:style style:name="co6" style:family="table-column">
      <style:table-column-properties style:column-width="3.905cm" style:use-optimal-column-width="false"/>
    </style:style>
    <style:style style:name="co7" style:family="table-column">
      <style:table-column-properties style:column-width="1.505cm" style:use-optimal-column-width="false"/>
    </style:style>
    <style:style style:name="co8" style:family="table-column">
      <style:table-column-properties style:column-width="3.575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111cm"/>
    </style:style>
    <style:style style:name="ro3" style:family="table-row">
      <style:table-row-properties style:row-height="1.112cm"/>
    </style:style>
    <style:style style:name="ro4" style:family="table-row">
      <style:table-row-properties style:row-height="1.107cm"/>
    </style:style>
    <style:style style:name="ro5" style:family="table-row">
      <style:table-row-properties style:row-height="1.163cm"/>
    </style:style>
    <style:style style:name="ro6" style:family="table-row">
      <style:table-row-properties style:row-height="1.164cm"/>
    </style:style>
    <style:style style:name="ce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ffffcc" fo:border-right="0.23pt solid #ffffcc" fo:border-top="0.54pt solid #ffffcc" fo:border-bottom="0.23pt solid #ffffcc"/>
    </style:style>
    <style:style style:name="ce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ffffcc" fo:border-right="0.54pt solid #ffffcc" fo:border-top="0.54pt solid #ffffcc" fo:border-bottom="0.23pt solid #ffffcc"/>
    </style:style>
    <style:style style:name="ce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ffffcc" fo:border-right="0.23pt solid #ffffcc" fo:border-top="0.23pt solid #ffffcc" fo:border-bottom="0.23pt solid #ffffcc"/>
    </style:style>
    <style:style style:name="ce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ffffcc" fo:border-right="0.54pt solid #ffffcc" fo:border-top="0.23pt solid #ffffcc" fo:border-bottom="0.23pt solid #ffffcc"/>
    </style:style>
    <style:style style:name="ce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ffffcc" fo:border-right="0.23pt solid #ffffcc" fo:border-top="0.23pt solid #ffffcc" fo:border-bottom="0.23pt solid #ffffcc"/>
    </style:style>
    <style:style style:name="ce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ffffcc" fo:border-right="0.54pt solid #ffffcc" fo:border-top="0.23pt solid #ffffcc" fo:border-bottom="0.23pt solid #ffffcc"/>
    </style:style>
    <style:style style:name="ce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ffffcc" fo:border-right="0.23pt solid #ffffcc" fo:border-top="0.23pt solid #ffffcc" fo:border-bottom="0.23pt solid #ffffcc"/>
    </style:style>
    <style:style style:name="ce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ffffcc" fo:border-right="0.54pt solid #ffffcc" fo:border-top="0.23pt solid #ffffcc" fo:border-bottom="0.23pt solid #ffffcc"/>
    </style:style>
    <style:style style:name="ce9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ffffcc" fo:border-right="0.23pt solid #ffffcc" fo:border-top="0.23pt solid #ffffcc" fo:border-bottom="0.54pt solid #ffffcc"/>
    </style:style>
    <style:style style:name="ce1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ffffcc" fo:border-right="0.54pt solid #ffffcc" fo:border-top="0.23pt solid #ffffcc" fo:border-bottom="0.54pt solid #ffffcc"/>
    </style:style>
    <style:style style:name="ce1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ffffcc" fo:border-right="0.23pt solid #ffffcc" fo:border-top="0.54pt solid #ffffcc" fo:border-bottom="0.23pt solid #ffffcc"/>
    </style:style>
    <style:style style:name="ce1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ffffcc" fo:border-right="0.54pt solid #ffffcc" fo:border-top="0.54pt solid #ffffcc" fo:border-bottom="0.23pt solid #ffffcc"/>
    </style:style>
    <style:style style:name="ce1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ffffcc" fo:border-right="0.23pt solid #ffffcc" fo:border-top="0.23pt solid #ffffcc" fo:border-bottom="0.23pt solid #ffffcc"/>
    </style:style>
    <style:style style:name="ce1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ffffcc" fo:border-right="0.54pt solid #ffffcc" fo:border-top="0.23pt solid #ffffcc" fo:border-bottom="0.23pt solid #ffffcc"/>
    </style:style>
    <style:style style:name="ce1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ffffcc" fo:border-right="0.23pt solid #ffffcc" fo:border-top="0.23pt solid #ffffcc" fo:border-bottom="0.23pt solid #ffffcc"/>
    </style:style>
    <style:style style:name="ce1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ffffcc" fo:border-right="0.54pt solid #ffffcc" fo:border-top="0.23pt solid #ffffcc" fo:border-bottom="0.23pt solid #ffffcc"/>
    </style:style>
    <style:style style:name="ce1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ffffcc" fo:border-right="0.23pt solid #ffffcc" fo:border-top="0.23pt solid #ffffcc" fo:border-bottom="0.23pt solid #ffffcc"/>
    </style:style>
    <style:style style:name="ce1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ffffcc" fo:border-right="0.54pt solid #ffffcc" fo:border-top="0.23pt solid #ffffcc" fo:border-bottom="0.23pt solid #ffffcc"/>
    </style:style>
    <style:style style:name="ce19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ffffcc" fo:border-right="0.23pt solid #ffffcc" fo:border-top="0.23pt solid #ffffcc" fo:border-bottom="0.54pt solid #ffffcc"/>
    </style:style>
    <style:style style:name="ce2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ffffcc" fo:border-right="0.54pt solid #ffffcc" fo:border-top="0.23pt solid #ffffcc" fo:border-bottom="0.54pt solid #ffffcc"/>
    </style:style>
    <style:style style:name="ce2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ffffcc" fo:border-right="0.23pt solid #ffffcc" fo:border-top="0.54pt solid #ffffcc" fo:border-bottom="0.23pt solid #ffffcc"/>
    </style:style>
    <style:style style:name="ce2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ffffcc" fo:border-right="0.54pt solid #ffffcc" fo:border-top="0.54pt solid #ffffcc" fo:border-bottom="0.23pt solid #ffffcc"/>
    </style:style>
    <style:style style:name="ce2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ffffcc" fo:border-right="0.23pt solid #ffffcc" fo:border-top="0.23pt solid #ffffcc" fo:border-bottom="0.23pt solid #ffffcc"/>
    </style:style>
    <style:style style:name="ce2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ffffcc" fo:border-right="0.54pt solid #ffffcc" fo:border-top="0.23pt solid #ffffcc" fo:border-bottom="0.23pt solid #ffffcc"/>
    </style:style>
    <style:style style:name="ce2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ffffcc" fo:border-right="0.23pt solid #ffffcc" fo:border-top="0.23pt solid #ffffcc" fo:border-bottom="0.23pt solid #ffffcc"/>
    </style:style>
    <style:style style:name="ce2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ffffcc" fo:border-right="0.54pt solid #ffffcc" fo:border-top="0.23pt solid #ffffcc" fo:border-bottom="0.23pt solid #ffffcc"/>
    </style:style>
    <style:style style:name="ce2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ffffcc" fo:border-right="0.23pt solid #ffffcc" fo:border-top="0.23pt solid #ffffcc" fo:border-bottom="0.23pt solid #ffffcc"/>
    </style:style>
    <style:style style:name="ce2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ffffcc" fo:border-right="0.54pt solid #ffffcc" fo:border-top="0.23pt solid #ffffcc" fo:border-bottom="0.23pt solid #ffffcc"/>
    </style:style>
    <style:style style:name="ce29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ffffcc" fo:border-right="0.23pt solid #ffffcc" fo:border-top="0.23pt solid #ffffcc" fo:border-bottom="0.54pt solid #ffffcc"/>
    </style:style>
    <style:style style:name="ce3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ffffcc" fo:border-right="0.54pt solid #ffffcc" fo:border-top="0.23pt solid #ffffcc" fo:border-bottom="0.54pt solid #ffffcc"/>
    </style:style>
    <style:style style:name="ce3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ffffcc" fo:border-right="0.23pt solid #ffffcc" fo:border-top="0.54pt solid #ffffcc" fo:border-bottom="0.23pt solid #ffffcc"/>
    </style:style>
    <style:style style:name="ce3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ffffcc" fo:border-right="0.54pt solid #ffffcc" fo:border-top="0.54pt solid #ffffcc" fo:border-bottom="0.23pt solid #ffffcc"/>
    </style:style>
    <style:style style:name="ce3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ffffcc" fo:border-right="0.23pt solid #ffffcc" fo:border-top="0.23pt solid #ffffcc" fo:border-bottom="0.54pt solid #ffffcc"/>
    </style:style>
    <style:style style:name="ce3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ffffcc" fo:border-right="0.54pt solid #ffffcc" fo:border-top="0.23pt solid #ffffcc" fo:border-bottom="0.54pt solid #ffffcc"/>
    </style:style>
    <style:style style:name="ce3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ffffcc" fo:border-right="0.23pt solid #ffffcc" fo:border-top="0.54pt solid #ffffcc" fo:border-bottom="0.23pt solid #ffffcc"/>
    </style:style>
    <style:style style:name="ce3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ffffcc" fo:border-right="0.54pt solid #ffffcc" fo:border-top="0.54pt solid #ffffcc" fo:border-bottom="0.23pt solid #ffffcc"/>
    </style:style>
    <style:style style:name="ce3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ffffcc" fo:border-right="0.23pt solid #ffffcc" fo:border-top="0.23pt solid #ffffcc" fo:border-bottom="0.23pt solid #ffffcc"/>
    </style:style>
    <style:style style:name="ce3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ffffcc" fo:border-right="0.54pt solid #ffffcc" fo:border-top="0.23pt solid #ffffcc" fo:border-bottom="0.23pt solid #ffffcc"/>
    </style:style>
    <style:style style:name="ce39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54pt solid #ffffcc" fo:border-right="0.23pt solid #ffffcc" fo:border-top="0.23pt solid #ffffcc" fo:border-bottom="0.54pt solid #ffffcc"/>
    </style:style>
    <style:style style:name="ce4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-left="0.23pt solid #ffffcc" fo:border-right="0.54pt solid #ffffcc" fo:border-top="0.23pt solid #ffffcc" fo:border-bottom="0.54pt solid #ffffcc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align="start" fo:text-indent="0cm"/>
    </style:style>
    <style:style style:name="P4" style:family="paragraph">
      <style:paragraph-properties fo:margin-left="0.952cm" fo:margin-right="0cm" fo:margin-top="0.246cm" fo:margin-bottom="0cm" fo:text-indent="-0.952cm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0cm" fo:margin-right="0cm" fo:margin-top="0.282cm" fo:margin-bottom="0cm" fo:line-height="90%" fo:text-indent="0cm"/>
    </style:style>
    <style:style style:name="P7" style:family="paragraph">
      <style:paragraph-properties fo:margin-left="0cm" fo:margin-right="0cm" fo:margin-top="0.246cm" fo:margin-bottom="0cm" fo:line-height="90%" fo:text-indent="0cm"/>
    </style:style>
    <style:style style:name="P8" style:family="paragraph">
      <style:paragraph-properties fo:margin-left="0cm" fo:margin-right="0cm" fo:margin-top="0.176cm" fo:margin-bottom="0cm" fo:text-indent="0cm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.952cm" fo:margin-right="0cm" fo:margin-top="0.282cm" fo:margin-bottom="0cm" fo:text-indent="-0.952cm"/>
    </style:style>
    <style:style style:name="P11" style:family="paragraph">
      <style:paragraph-properties fo:margin-left="2.063cm" fo:margin-right="0cm" fo:margin-top="0.246cm" fo:margin-bottom="0cm" fo:text-indent="-0.793cm"/>
    </style:style>
    <style:style style:name="P12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0.952cm" fo:margin-right="0cm" fo:margin-top="0.158cm" fo:margin-bottom="0cm" fo:line-height="80%" fo:text-indent="-0.952cm"/>
    </style:style>
    <style:style style:name="P14" style:family="paragraph">
      <style:paragraph-properties fo:margin-left="0.952cm" fo:margin-right="0cm" fo:margin-top="0.158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font-size="28pt" fo:language="en" fo:country="US" style:font-size-asian="28pt" style:font-size-complex="28pt"/>
    </style:style>
    <style:style style:name="T2" style:family="text">
      <style:text-properties style:text-position="-25% 58%"/>
    </style:style>
    <style:style style:name="T3" style:family="text">
      <style:text-properties fo:color="#ffffcc" fo:font-size="20pt" style:font-size-asian="20pt" style:font-size-complex="20pt"/>
    </style:style>
    <style:style style:name="T4" style:family="text">
      <style:text-properties fo:color="#ffffcc"/>
    </style:style>
    <style:style style:name="T5" style:family="text">
      <style:text-properties fo:color="#ffffcc" fo:language="en" fo:country="US"/>
    </style:style>
    <style:style style:name="T6" style:family="text">
      <style:text-properties fo:language="en" fo:country="US"/>
    </style:style>
    <style:style style:name="T7" style:family="text">
      <style:text-properties fo:font-size="18pt" fo:language="en" fo:country="US" style:font-size-asian="18pt" style:font-size-complex="18pt"/>
    </style:style>
    <text:list-style style:name="L1">
      <text:list-level-style-number text:level="1" style:num-format="">
        <style:list-level-properties/>
        <style:text-properties fo:color="#ffffcc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cc" fo:font-size="75%"/>
      </text:list-level-style-number>
      <text:list-level-style-bullet text:level="2" text:bullet-char="">
        <style:list-level-properties text:space-before="1.27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9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10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</text:list-style>
    <text:list-style style:name="L3">
      <text:list-level-style-number text:level="1" style:num-format="">
        <style:list-level-properties/>
        <style:text-properties fo:color="#ffffcc" fo:font-size="75%"/>
      </text:list-level-style-number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10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</text:list-style>
    <text:list-style style:name="L4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10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</text:list-style>
    <text:list-style style:name="L5">
      <text:list-level-style-bullet text:level="1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10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</text:list-style>
    <text:list-style style:name="L6">
      <text:list-level-style-number text:level="1" style:num-format="">
        <style:list-level-properties/>
        <style:text-properties fo:color="#ffffcc" fo:font-size="75%"/>
      </text:list-level-style-number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7">
      <text:list-level-style-bullet text:level="1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number text:level="2" style:num-format="">
        <style:list-level-properties/>
        <style:text-properties fo:color="#ffffcc" fo:font-size="75%"/>
      </text:list-level-style-number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10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</text:list-style>
  </office:automatic-styles>
  <office:body>
    <office:presentation>
      <draw:page draw:name="Radix Sort" draw:style-name="dp1" draw:master-page-name="Title1" presentation:presentation-page-layout-name="AL1T0">
        <draw:frame presentation:style-name="pr1" draw:text-style-name="P2" draw:layer="layout" svg:width="21.59cm" svg:height="3.175cm" svg:x="1.905cm" svg:y="6.349cm" presentation:class="title" presentation:user-transformed="true">
          <draw:text-box>
            <text:list text:style-name="L1">
              <text:list-header>
                <text:p text:style-name="P1">Radix Sort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><text:s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eoretical bound?" draw:style-name="dp1" draw:master-page-name="Default" presentation:presentation-page-layout-name="AL2T1">
        <draw:frame presentation:style-name="pr4" draw:text-style-name="P2" draw:layer="layout" svg:width="24.681cm" svg:height="3.211cm" svg:x="0.374cm" svg:y="2.468cm" presentation:class="title" presentation:user-transformed="true">
          <draw:text-box>
            <text:list text:style-name="L1">
              <text:list-header>
                <text:p text:style-name="P1">Theoretical bound?</text:p>
              </text:list-header>
            </text:list>
          </draw:text-box>
        </draw:frame>
        <draw:frame presentation:style-name="pr5" draw:text-style-name="P2" draw:layer="layout" svg:width="24.712cm" svg:height="11.487cm" svg:x="0.375cm" svg:y="5.877cm" presentation:class="outline" presentation:user-transformed="true">
          <draw:text-box>
            <text:list text:style-name="L3">
              <text:list-header>
                <text:p text:style-name="P4"><text:span text:style-name="T1">A * n logn = t</text:span></text:p>
                <text:p text:style-name="P4"><text:span text:style-name="T1">A* 524,288 * 19 = 111</text:span></text:p>
                <text:p text:style-name="P4"><text:span text:style-name="T1">A = 1.1*10^-5</text:span></text:p>
                <text:p text:style-name="P4"><text:span text:style-name="T1"/></text:p>
                <text:p text:style-name="P4"><text:span text:style-name="T1">1.1*10^-5 * 134,217,728 * 27 = 40,380</text:span></text:p>
                <text:p text:style-name="P4"><text:span text:style-name="T1">1.1*10^-5 * 524,288 * 256 * 27/19 = 40,380</text:span></text:p>
                <text:p text:style-name="P4"><text:span text:style-name="T1"/></text:p>
                <text:p text:style-name="P4"><text:span text:style-name="T1">But we got ~26,700 ~= 111 * 256 <text:s/>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hat happened?" draw:style-name="dp1" draw:master-page-name="Default" presentation:presentation-page-layout-name="AL2T1">
        <draw:frame presentation:style-name="pr4" draw:text-style-name="P2" draw:layer="layout" svg:width="24.681cm" svg:height="3.211cm" svg:x="0.374cm" svg:y="2.468cm" presentation:class="title" presentation:user-transformed="true">
          <draw:text-box>
            <text:list text:style-name="L1">
              <text:list-header>
                <text:p text:style-name="P1">What happened?</text:p>
              </text:list-header>
            </text:list>
          </draw:text-box>
        </draw:frame>
        <draw:frame presentation:style-name="pr5" draw:text-style-name="P2" draw:layer="layout" svg:width="24.712cm" svg:height="11.487cm" svg:x="0.375cm" svg:y="5.877cm" presentation:class="outline" presentation:user-transformed="true">
          <draw:text-box>
            <text:list text:style-name="L4">
              <text:list-item>
                <text:p text:style-name="P5">The key word in the theoretical proof was “comparison based”</text:p>
              </text:list-item>
              <text:list-item>
                <text:p text:style-name="P5">Some sorts are not comparison based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2" draw:layer="layout" svg:width="24.681cm" svg:height="3.21cm" svg:x="-0.001cm" svg:y="0.847cm" presentation:class="title" presentation:user-transformed="true">
          <draw:text-box>
            <text:list text:style-name="L1">
              <text:list-header>
                <text:p text:style-name="P1">Radix Sort</text:p>
              </text:list-header>
            </text:list>
          </draw:text-box>
        </draw:frame>
        <draw:frame presentation:style-name="pr8" draw:text-style-name="P2" draw:layer="layout" svg:width="24.712cm" svg:height="13.555cm" svg:x="0.375cm" svg:y="3.809cm" presentation:class="outline" presentation:user-transformed="true">
          <draw:text-box>
            <text:list text:style-name="L4">
              <text:list-item>
                <text:p text:style-name="P6">Unlike other methods, radix sort considers the structure of the keys</text:p>
              </text:list-item>
              <text:list-item>
                <text:p text:style-name="P6">Assume that the keys are represented in base M number system (M == radix) </text:p>
              </text:list-item>
            </text:list>
            <text:list text:style-name="L5">
              <text:list-item>
                <text:list>
                  <text:list-item>
                    <text:p text:style-name="P7">i.e. if M == 2 we are in the binary number system</text:p>
                  </text:list-item>
                  <text:list-item>
                    <text:p text:style-name="P7">9<text:span text:style-name="T2">10</text:span> == 1001<text:span text:style-name="T2">2</text:span></text:p>
                  </text:list-item>
                </text:list>
              </text:list-item>
            </text:list>
            <text:list text:style-name="L4">
              <text:list-item>
                <text:p text:style-name="P6">Sorting is done by comparing bits in the same position</text:p>
              </text:list-item>
              <text:list-item>
                <text:p text:style-name="P6">This will extend to keys that are alphanumeric string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Radix Exchange Sort" draw:style-name="dp1" draw:master-page-name="Default" presentation:presentation-page-layout-name="AL3T11">
        <draw:frame presentation:style-name="pr4" draw:text-style-name="P2" draw:layer="layout" svg:width="24.681cm" svg:height="3.211cm" svg:x="0.374cm" svg:y="2.468cm" presentation:class="title" presentation:user-transformed="true">
          <draw:text-box>
            <text:list text:style-name="L1">
              <text:list-header>
                <text:p text:style-name="P1">Radix Exchange Sort</text:p>
              </text:list-header>
            </text:list>
          </draw:text-box>
        </draw:frame>
        <draw:frame draw:layer="layout" svg:width="4.916cm" svg:height="5.539cm" svg:x="4.233cm" svg:y="8.467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6">
                  <text:list-header>
                    <text:p text:style-name="P8"><text:span text:style-name="T3">1</text:span></text:p>
                  </text:list-header>
                </text:list>
              </table:table-cell>
              <table:table-cell table:style-name="ce2"/>
            </table:table-row>
            <table:table-row table:style-name="ro1">
              <table:table-cell table:style-name="ce3">
                <text:list text:continue-numbering="true" text:style-name="L6">
                  <text:list-header>
                    <text:p text:style-name="P8"><text:span text:style-name="T3">1</text:span></text:p>
                  </text:list-header>
                </text:list>
              </table:table-cell>
              <table:table-cell table:style-name="ce4"/>
            </table:table-row>
            <table:table-row table:style-name="ro1">
              <table:table-cell table:style-name="ce5">
                <text:list text:continue-numbering="true" text:style-name="L6">
                  <text:list-header>
                    <text:p text:style-name="P8"><text:span text:style-name="T3">0</text:span></text:p>
                  </text:list-header>
                </text:list>
              </table:table-cell>
              <table:table-cell table:style-name="ce6"/>
            </table:table-row>
            <table:table-row table:style-name="ro1">
              <table:table-cell table:style-name="ce7">
                <text:list text:continue-numbering="true" text:style-name="L6">
                  <text:list-header>
                    <text:p text:style-name="P8"><text:span text:style-name="T3">1</text:span></text:p>
                  </text:list-header>
                </text:list>
              </table:table-cell>
              <table:table-cell table:style-name="ce8"/>
            </table:table-row>
            <table:table-row table:style-name="ro1">
              <table:table-cell table:style-name="ce9">
                <text:list text:continue-numbering="true" text:style-name="L6">
                  <text:list-header>
                    <text:p text:style-name="P8"><text:span text:style-name="T3">0</text:span></text:p>
                  </text:list-header>
                </text:list>
              </table:table-cell>
              <table:table-cell table:style-name="ce10"/>
            </table:table-row>
          </table:table>
          <draw:image xlink:href="Pictures/TablePreview1.svm" xlink:type="simple" xlink:show="embed" xlink:actuate="onLoad"/>
        </draw:frame>
        <draw:frame draw:layer="layout" svg:width="5.259cm" svg:height="5.539cm" svg:x="14.393cm" svg:y="8.467cm">
          <table:table>
            <table:table-column table:style-name="co3"/>
            <table:table-column table:style-name="co4"/>
            <table:table-row table:style-name="ro1">
              <table:table-cell table:style-name="ce11">
                <text:list text:style-name="L6">
                  <text:list-header>
                    <text:p text:style-name="P8"><text:span text:style-name="T3">0</text:span></text:p>
                  </text:list-header>
                </text:list>
              </table:table-cell>
              <table:table-cell table:style-name="ce12"/>
            </table:table-row>
            <table:table-row table:style-name="ro1">
              <table:table-cell table:style-name="ce13">
                <text:list text:continue-numbering="true" text:style-name="L6">
                  <text:list-header>
                    <text:p text:style-name="P8"><text:span text:style-name="T3">0</text:span></text:p>
                  </text:list-header>
                </text:list>
              </table:table-cell>
              <table:table-cell table:style-name="ce14"/>
            </table:table-row>
            <table:table-row table:style-name="ro1">
              <table:table-cell table:style-name="ce15">
                <text:list text:continue-numbering="true" text:style-name="L6">
                  <text:list-header>
                    <text:p text:style-name="P8"><text:span text:style-name="T3">1</text:span></text:p>
                  </text:list-header>
                </text:list>
              </table:table-cell>
              <table:table-cell table:style-name="ce16"/>
            </table:table-row>
            <table:table-row table:style-name="ro1">
              <table:table-cell table:style-name="ce17">
                <text:list text:continue-numbering="true" text:style-name="L6">
                  <text:list-header>
                    <text:p text:style-name="P8"><text:span text:style-name="T3">1</text:span></text:p>
                  </text:list-header>
                </text:list>
              </table:table-cell>
              <table:table-cell table:style-name="ce18"/>
            </table:table-row>
            <table:table-row table:style-name="ro1">
              <table:table-cell table:style-name="ce19">
                <text:list text:continue-numbering="true" text:style-name="L6">
                  <text:list-header>
                    <text:p text:style-name="P8"><text:span text:style-name="T3">1</text:span></text:p>
                  </text:list-header>
                </text:list>
              </table:table-cell>
              <table:table-cell table:style-name="ce20"/>
            </table:table-row>
          </table:table>
          <draw:image xlink:href="Pictures/TablePreview2.svm" xlink:type="simple" xlink:show="embed" xlink:actuate="onLoad"/>
        </draw:frame>
        <draw:custom-shape draw:style-name="gr2" draw:text-style-name="P2" draw:layer="layout" svg:width="14.43cm" svg:height="1.277cm" svg:x="1.27cm" svg:y="6.138cm">
          <text:list text:style-name="L1">
            <text:list-header>
              <text:p text:style-name="P1"><text:span text:style-name="T4">Sort array with respect to the leftmost bi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9" draw:layer="layout" svg:x1="10.16cm" svg:y1="11.007cm" svg:x2="13.123cm" svg:y2="11.007cm">
          <text:p/>
        </draw:lin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2">
        <draw:frame presentation:style-name="pr4" draw:text-style-name="P2" draw:layer="layout" svg:width="24.681cm" svg:height="3.211cm" svg:x="0.374cm" svg:y="2.468cm" presentation:class="title" presentation:user-transformed="true">
          <draw:text-box>
            <text:list text:style-name="L1">
              <text:list-header>
                <text:p text:style-name="P1">Radix Exchange Sort</text:p>
              </text:list-header>
            </text:list>
          </draw:text-box>
        </draw:frame>
        <draw:frame draw:layer="layout" svg:width="5.551cm" svg:height="5.552cm" svg:x="1.905cm" svg:y="8.418cm">
          <table:table>
            <table:table-column table:style-name="co5"/>
            <table:table-column table:style-name="co6"/>
            <table:table-row table:style-name="ro2">
              <table:table-cell table:style-name="ce21">
                <text:list text:style-name="L6">
                  <text:list-header>
                    <text:p text:style-name="P8"><text:span text:style-name="T3">0</text:span></text:p>
                  </text:list-header>
                </text:list>
              </table:table-cell>
              <table:table-cell table:style-name="ce22"/>
            </table:table-row>
            <table:table-row table:style-name="ro2">
              <table:table-cell table:style-name="ce23">
                <text:list text:continue-numbering="true" text:style-name="L6">
                  <text:list-header>
                    <text:p text:style-name="P8"><text:span text:style-name="T3">0</text:span></text:p>
                  </text:list-header>
                </text:list>
              </table:table-cell>
              <table:table-cell table:style-name="ce24"/>
            </table:table-row>
            <table:table-row table:style-name="ro3">
              <table:table-cell table:style-name="ce25">
                <text:list text:continue-numbering="true" text:style-name="L6">
                  <text:list-header>
                    <text:p text:style-name="P8"><text:span text:style-name="T3">1</text:span></text:p>
                  </text:list-header>
                </text:list>
              </table:table-cell>
              <table:table-cell table:style-name="ce26"/>
            </table:table-row>
            <table:table-row table:style-name="ro2">
              <table:table-cell table:style-name="ce27">
                <text:list text:continue-numbering="true" text:style-name="L6">
                  <text:list-header>
                    <text:p text:style-name="P8"><text:span text:style-name="T3">1</text:span></text:p>
                  </text:list-header>
                </text:list>
              </table:table-cell>
              <table:table-cell table:style-name="ce28"/>
            </table:table-row>
            <table:table-row table:style-name="ro4">
              <table:table-cell table:style-name="ce29">
                <text:list text:continue-numbering="true" text:style-name="L6">
                  <text:list-header>
                    <text:p text:style-name="P8"><text:span text:style-name="T3">1</text:span></text:p>
                  </text:list-header>
                </text:list>
              </table:table-cell>
              <table:table-cell table:style-name="ce30"/>
            </table:table-row>
          </table:table>
          <draw:image xlink:href="Pictures/TablePreview3.svm" xlink:type="simple" xlink:show="embed" xlink:actuate="onLoad"/>
        </draw:frame>
        <draw:frame draw:layer="layout" svg:width="5.079cm" svg:height="2.326cm" svg:x="14.393cm" svg:y="7.62cm">
          <table:table>
            <table:table-column table:style-name="co7"/>
            <table:table-column table:style-name="co8"/>
            <table:table-row table:style-name="ro5">
              <table:table-cell table:style-name="ce31">
                <text:list text:style-name="L6">
                  <text:list-header>
                    <text:p text:style-name="P8"><text:span text:style-name="T3">0</text:span></text:p>
                  </text:list-header>
                </text:list>
              </table:table-cell>
              <table:table-cell table:style-name="ce32"/>
            </table:table-row>
            <table:table-row table:style-name="ro6">
              <table:table-cell table:style-name="ce33">
                <text:list text:continue-numbering="true" text:style-name="L6">
                  <text:list-header>
                    <text:p text:style-name="P8"><text:span text:style-name="T3">0</text:span></text:p>
                  </text:list-header>
                </text:list>
              </table:table-cell>
              <table:table-cell table:style-name="ce34"/>
            </table:table-row>
          </table:table>
          <draw:image xlink:href="Pictures/TablePreview4.svm" xlink:type="simple" xlink:show="embed" xlink:actuate="onLoad"/>
        </draw:frame>
        <draw:custom-shape draw:style-name="gr2" draw:text-style-name="P2" draw:layer="layout" svg:width="5.574cm" svg:height="1.277cm" svg:x="1.27cm" svg:y="6.138cm">
          <text:list text:style-name="L1">
            <text:list-header>
              <text:p text:style-name="P1"><text:span text:style-name="T4">Partition Arra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9" draw:layer="layout" svg:x1="9.102cm" svg:y1="11.17cm" svg:x2="12.065cm" svg:y2="11.17cm">
          <text:p/>
        </draw:line>
        <draw:frame draw:layer="layout" svg:width="5.259cm" svg:height="3.323cm" svg:x="14.393cm" svg:y="11.43cm">
          <table:table>
            <table:table-column table:style-name="co3"/>
            <table:table-column table:style-name="co4"/>
            <table:table-row table:style-name="ro1">
              <table:table-cell table:style-name="ce35">
                <text:list text:style-name="L6">
                  <text:list-header>
                    <text:p text:style-name="P8"><text:span text:style-name="T3">1</text:span></text:p>
                  </text:list-header>
                </text:list>
              </table:table-cell>
              <table:table-cell table:style-name="ce36"/>
            </table:table-row>
            <table:table-row table:style-name="ro1">
              <table:table-cell table:style-name="ce37">
                <text:list text:continue-numbering="true" text:style-name="L6">
                  <text:list-header>
                    <text:p text:style-name="P8"><text:span text:style-name="T3">1</text:span></text:p>
                  </text:list-header>
                </text:list>
              </table:table-cell>
              <table:table-cell table:style-name="ce38"/>
            </table:table-row>
            <table:table-row table:style-name="ro1">
              <table:table-cell table:style-name="ce39">
                <text:list text:continue-numbering="true" text:style-name="L6">
                  <text:list-header>
                    <text:p text:style-name="P8"><text:span text:style-name="T3">1</text:span></text:p>
                  </text:list-header>
                </text:list>
              </table:table-cell>
              <table:table-cell table:style-name="ce40"/>
            </table:table-row>
          </table:table>
          <draw:image xlink:href="Pictures/TablePreview5.svm" xlink:type="simple" xlink:show="embed" xlink:actuate="onLoad"/>
        </draw:frame>
        <draw:custom-shape draw:style-name="gr2" draw:text-style-name="P2" draw:layer="layout" svg:width="9.519cm" svg:height="2.293cm" svg:x="12.277cm" svg:y="15.875cm">
          <text:list text:style-name="L1">
            <text:list-header>
              <text:p text:style-name="P1"><text:span text:style-name="T5">Recursively sort subarrays</text:span></text:p>
              <text:p text:style-name="P1"><text:span text:style-name="T5">Ignoring leftmost b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ime" draw:style-name="dp1" draw:master-page-name="Default" presentation:presentation-page-layout-name="AL2T1">
        <draw:frame presentation:style-name="pr4" draw:text-style-name="P2" draw:layer="layout" svg:width="24.681cm" svg:height="3.211cm" svg:x="0.374cm" svg:y="2.468cm" presentation:class="title" presentation:user-transformed="true">
          <draw:text-box>
            <text:list text:style-name="L1">
              <text:list-header>
                <text:p text:style-name="P1">Time</text:p>
              </text:list-header>
            </text:list>
          </draw:text-box>
        </draw:frame>
        <draw:frame presentation:style-name="pr5" draw:text-style-name="P2" draw:layer="layout" svg:width="24.712cm" svg:height="11.487cm" svg:x="0.375cm" svg:y="5.877cm" presentation:class="outline" presentation:user-transformed="true">
          <draw:text-box>
            <text:list text:style-name="L3">
              <text:list-header>
                <text:p text:style-name="P10"><text:span text:style-name="T6">How many bits in the keys? “b”</text:span></text:p>
                <text:p text:style-name="P10"><text:span text:style-name="T6">How much work per bit? “N”</text:span></text:p>
                <text:p text:style-name="P10"><text:span text:style-name="T6"/></text:p>
                <text:p text:style-name="P10"><text:span text:style-name="T6">O(bN)</text:span></text:p>
                <text:p text:style-name="P10"><text:span text:style-name="T6"/></text:p>
                <text:p text:style-name="P10"><text:span text:style-name="T6">Not bad for 8 bits or 16 bit shorts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change" draw:style-name="dp1" draw:master-page-name="Default" presentation:presentation-page-layout-name="AL2T1">
        <draw:frame presentation:style-name="pr4" draw:text-style-name="P2" draw:layer="layout" svg:width="24.681cm" svg:height="3.211cm" svg:x="0.374cm" svg:y="2.468cm" presentation:class="title" presentation:user-transformed="true">
          <draw:text-box>
            <text:list text:style-name="L1">
              <text:list-header>
                <text:p text:style-name="P1">Exchange</text:p>
              </text:list-header>
            </text:list>
          </draw:text-box>
        </draw:frame>
        <draw:frame presentation:style-name="pr5" draw:text-style-name="P2" draw:layer="layout" svg:width="24.712cm" svg:height="11.487cm" svg:x="0.375cm" svg:y="5.877cm" presentation:class="outline" presentation:user-transformed="true">
          <draw:text-box>
            <text:list text:style-name="L4">
              <text:list-item>
                <text:p text:style-name="P5"><text:span text:style-name="T6">In place, like Quicksort</text:span></text:p>
              </text:list-item>
            </text:list>
            <text:list text:style-name="L3">
              <text:list-header>
                <text:p text:style-name="P10"><text:span text:style-name="T6">Repeat</text:span></text:p>
              </text:list-header>
            </text:list>
            <text:list text:style-name="L7">
              <text:list-item>
                <text:list>
                  <text:list-header>
                    <text:p text:style-name="P11"><text:span text:style-name="T6">Scan top-down to find a “1”</text:span></text:p>
                    <text:p text:style-name="P11"><text:span text:style-name="T6">Scan bottom-up to find a “0”</text:span></text:p>
                    <text:p text:style-name="P11"><text:span text:style-name="T6">Exchange keys</text:span></text:p>
                  </text:list-header>
                </text:list>
              </text:list-item>
            </text:list>
            <text:list text:style-name="L3">
              <text:list-header>
                <text:p text:style-name="P10"><text:span text:style-name="T6">Until scan indices cross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9" draw:style-name="dp1" draw:master-page-name="Default" presentation:presentation-page-layout-name="AL2T1">
        <draw:frame presentation:style-name="pr9" draw:layer="layout" svg:width="24.681cm" svg:height="3.468cm" svg:x="0.374cm" svg:y="2.34cm" presentation:class="title" presentation:placeholder="true" presentation:user-transformed="true">
          <draw:text-box/>
        </draw:frame>
        <draw:frame presentation:style-name="pr10" draw:text-style-name="P2" draw:layer="layout" svg:width="24.712cm" svg:height="10.803cm" svg:x="0.375cm" svg:y="6.561cm" presentation:class="outline" presentation:user-transformed="true">
          <draw:text-box>
            <text:list text:style-name="L3">
              <text:list-header>
                <text:p text:style-name="P10"><text:span text:style-name="T6">public static void mySorter(short[]B) {</text:span></text:p>
                <text:p text:style-name="P12"><text:span text:style-name="T6"><text:tab/></text:span><text:span text:style-name="T6"><text:tab/></text:span><text:span text:style-name="T6">int mask = <text:s/>0x8000;</text:span></text:p>
                <text:p text:style-name="P12"><text:span text:style-name="T6"><text:tab/></text:span><text:span text:style-name="T6"><text:tab/></text:span><text:span text:style-name="T6">mySorter(B,0,B.length -1, mask);</text:span></text:p>
                <text:p text:style-name="P12"><text:span text:style-name="T6"><text:tab/></text:span><text:span text:style-name="T6">}</text:span></text:p>
                <text:p text:style-name="P12"><text:span text:style-name="T6"><text:tab/></text:span></text:p>
                <text:p text:style-name="P12"><text:span text:style-name="T6"><text:tab/>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10" draw:style-name="dp1" draw:master-page-name="Default" presentation:presentation-page-layout-name="AL2T1">
        <draw:frame presentation:style-name="pr9" draw:layer="layout" svg:width="24.681cm" svg:height="3.468cm" svg:x="0.374cm" svg:y="2.34cm" presentation:class="title" presentation:placeholder="true" presentation:user-transformed="true">
          <draw:text-box/>
        </draw:frame>
        <draw:frame presentation:style-name="pr11" draw:text-style-name="P2" draw:layer="layout" svg:width="24.712cm" svg:height="14.825cm" svg:x="0.375cm" svg:y="2.539cm" presentation:class="outline" presentation:user-transformed="true">
          <draw:text-box>
            <text:list text:style-name="L3">
              <text:list-header>
                <text:p text:style-name="P13"><text:span text:style-name="T7">public static <text:s/>void mySorter(short[] B,int bottom,int top, int mask){</text:span></text:p>
                <text:p text:style-name="P14"><text:span text:style-name="T7"><text:tab/></text:span><text:span text:style-name="T7"><text:tab/></text:span><text:span text:style-name="T7">if (mask &lt;= 0 ) return;</text:span></text:p>
                <text:p text:style-name="P14"><text:span text:style-name="T7"><text:tab/></text:span><text:span text:style-name="T7"><text:tab/></text:span><text:span text:style-name="T7">int oldtop = top;</text:span></text:p>
                <text:p text:style-name="P14"><text:span text:style-name="T7"><text:tab/></text:span><text:span text:style-name="T7"><text:tab/></text:span><text:span text:style-name="T7">int oldbottom = bottom;</text:span></text:p>
                <text:p text:style-name="P14"><text:span text:style-name="T7"><text:tab/></text:span><text:span text:style-name="T7"><text:tab/></text:span></text:p>
                <text:p text:style-name="P14"><text:span text:style-name="T7"><text:tab/></text:span><text:span text:style-name="T7"><text:tab/></text:span><text:span text:style-name="T7">while (top &gt; bottom) {</text:span></text:p>
                <text:p text:style-name="P14"><text:span text:style-name="T7"><text:tab/></text:span><text:span text:style-name="T7"><text:tab/></text:span><text:span text:style-name="T7"> </text:span><text:span text:style-name="T7"><text:tab/></text:span><text:span text:style-name="T7">while ((bottom &lt; (B.length - 1)) &amp;&amp; </text:span></text:p>
                <text:p text:style-name="P14"><text:span text:style-name="T7"><text:tab/></text:span><text:span text:style-name="T7"><text:tab/></text:span><text:span text:style-name="T7"><text:tab/></text:span><text:span text:style-name="T7"><text:tab/></text:span><text:span text:style-name="T7">((((int) B[bottom]) &amp; mask) == 0)) bottom++;</text:span></text:p>
                <text:p text:style-name="P14"><text:span text:style-name="T7"><text:tab/></text:span><text:span text:style-name="T7"><text:tab/></text:span><text:span text:style-name="T7"> </text:span><text:span text:style-name="T7"><text:tab/></text:span><text:span text:style-name="T7">while ((top &gt;0) &amp;&amp; ((((int) B[top]) &amp; mask) &gt; 0)) top --;</text:span></text:p>
                <text:p text:style-name="P14"><text:span text:style-name="T7"><text:tab/></text:span><text:span text:style-name="T7"><text:tab/></text:span><text:span text:style-name="T7"> </text:span><text:span text:style-name="T7"><text:tab/></text:span><text:span text:style-name="T7">if (top &gt; bottom) {</text:span></text:p>
                <text:p text:style-name="P14"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short temp = B[bottom];</text:span></text:p>
                <text:p text:style-name="P14"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B[bottom] = B[top];</text:span></text:p>
                <text:p text:style-name="P14"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B[top] = temp;</text:span></text:p>
                <text:p text:style-name="P14"><text:span text:style-name="T7"><text:tab/></text:span><text:span text:style-name="T7"><text:tab/></text:span><text:span text:style-name="T7"> </text:span><text:span text:style-name="T7"><text:tab/></text:span><text:span text:style-name="T7">} </text:span></text:p>
                <text:p text:style-name="P14"><text:span text:style-name="T7"><text:tab/></text:span><text:span text:style-name="T7"><text:tab/></text:span><text:span text:style-name="T7">}</text:span></text:p>
                <text:p text:style-name="P14"><text:span text:style-name="T7"><text:tab/></text:span><text:span text:style-name="T7"><text:tab/></text:span><text:span text:style-name="T7">mySorter(B,oldbottom,top,mask&gt;&gt;1);</text:span></text:p>
                <text:p text:style-name="P14"><text:span text:style-name="T7"><text:tab/></text:span><text:span text:style-name="T7"><text:tab/></text:span><text:span text:style-name="T7">mySorter(B,top+1,oldtop,mask&gt;&gt;1);</text:span></text:p>
                <text:p text:style-name="P14"><text:span text:style-name="T7"><text:tab/></text:span><text:span text:style-name="T7"><text:tab/></text:span><text:span text:style-name="T7">return;</text:span></text:p>
                <text:p text:style-name="P14"><text:span text:style-name="T7"><text:tab/></text:span><text:span text:style-name="T7">}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6b2300" draw:end-color="#000066" draw:start-intensity="100%" draw:end-intensity="100%" draw:angle="0" draw:border="0%"/>
    <draw:marker draw:name="Arrow" svg:viewBox="0 0 20 30" svg:d="M10 0l-10 30h20z"/>
    <draw:marker draw:name="msArrowEnd_20_1" draw:display-name="msArrowEnd 1" svg:viewBox="0 0 140 140" svg:d="M70 0l70 140h-1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000066" draw:fill-gradient-name="Gradient_20_7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cc" fo:font-size="75%"/>
          </text:list-level-style-number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Default-title">
          <text:list-level-style-number text:level="1" style:num-format="">
            <style:list-level-properties/>
            <style:text-properties fo:color="#ffffcc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000066" draw:fill-gradient-name="Gradient_20_7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ffffcc" fo:font-size="75%"/>
          </text:list-level-style-number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number text:level="2" style:num-format="">
            <style:list-level-properties/>
            <style:text-properties fo:color="#ffffcc" fo:font-size="75%"/>
          </text:list-level-style-number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00cc99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000000">
        <text:list-style style:name="Title1-subtitle">
          <text:list-level-style-number text:level="1" style:num-format="">
            <style:list-level-properties/>
            <style:text-properties fo:color="#ffffcc" fo:font-size="75%"/>
          </text:list-level-style-number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000000">
        <text:list-style style:name="Title1-title">
          <text:list-level-style-number text:level="1" style:num-format="">
            <style:list-level-properties/>
            <style:text-properties fo:color="#ffffcc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000066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271cm" fo:min-width="0cm" fo:wrap-option="wrap"/>
    </style:style>
    <style:style style:name="Mpr2" style:family="presentation" style:parent-style-name="Title1-backgroundobjects">
      <style:graphic-properties draw:stroke="none" draw:fill="none" draw:fill-color="#00cc99" draw:auto-grow-height="false" draw:auto-grow-width="false" fo:min-height="1.271cm" fo:min-width="0cm" fo:wrap-option="wrap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ffffcc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4.681cm" svg:height="3.211cm" svg:x="0.374cm" svg:y="2.468cm" presentation:class="title" presentation:placeholder="true">
        <draw:text-box/>
      </draw:frame>
      <draw:frame presentation:style-name="Default-outline1" draw:layer="backgroundobjects" svg:width="24.712cm" svg:height="11.487cm" svg:x="0.375cm" svg:y="5.877cm" presentation:class="outline" presentation:placeholder="true">
        <draw:text-box/>
      </draw:frame>
      <draw:frame presentation:style-name="Mpr1" draw:layer="backgroundobjects" svg:width="5.292cm" svg:height="1.2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cm" svg:x="18.203cm" svg:y="17.35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3.175cm" svg:x="1.905cm" svg:y="6.349cm" presentation:class="title" presentation:placeholder="true">
        <draw:text-box/>
      </draw:frame>
      <draw:frame presentation:style-name="Title1-subtitle" draw:layer="backgroundobjects" svg:width="17.78cm" svg:height="4.868cm" svg:x="3.81cm" svg:y="10.795cm" presentation:class="subtitle" presentation:placeholder="true">
        <draw:text-box/>
      </draw:frame>
      <draw:frame presentation:style-name="Mpr2" draw:text-style-name="MP3" draw:layer="backgroundobjects" svg:width="5.292cm" svg:height="1.27cm" svg:x="1.905cm" svg:y="17.357cm" presentation:class="date-time">
        <draw:text-box>
          <text:list text:style-name="ML2">
            <text:list-header>
              <text:p text:style-name="MP2"><text:span text:style-name="MT2"><presentation:date-time/></text:span></text:p>
            </text:list-header>
          </text:list>
        </draw:text-box>
      </draw:frame>
      <draw:frame presentation:style-name="Mpr2" draw:text-style-name="MP7" draw:layer="backgroundobjects" svg:width="8.044cm" svg:height="1.27cm" svg:x="8.678cm" svg:y="17.357cm" presentation:class="footer">
        <draw:text-box>
          <text:list text:style-name="ML2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2" draw:text-style-name="MP5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rgest Contiguous Sum</dc:title>
    <meta:initial-creator>Thaddeus F. Pawlicki</meta:initial-creator>
    <meta:creation-date>2002-01-21T15:15:42.370000000</meta:creation-date>
    <dc:creator>Ted Pawlicki</dc:creator>
    <dc:date>2015-03-30T17:42:53.796954541</dc:date>
    <meta:editing-cycles>157</meta:editing-cycles>
    <meta:editing-duration>P2DT16H30M6S</meta:editing-duration>
    <meta:generator>LibreOffice/4.2.8.2$Linux_X86_64 LibreOffice_project/420$Build-2</meta:generator>
    <meta:document-statistic meta:object-count="74"/>
  </office:meta>
</office:document-meta>
</file>